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900000315A8797979.png" manifest:media-type="image/png"/>
  <manifest:file-entry manifest:full-path="Pictures/10000001000003F900000315DFA69452.png" manifest:media-type="image/png"/>
  <manifest:file-entry manifest:full-path="Pictures/10000001000003F9000003154533DB2D.png" manifest:media-type="image/png"/>
  <manifest:file-entry manifest:full-path="Pictures/100000010000043500000315ED62A2D1.png" manifest:media-type="image/png"/>
  <manifest:file-entry manifest:full-path="Pictures/10000001000004350000020F3E9FDD35.png" manifest:media-type="image/png"/>
  <manifest:file-entry manifest:full-path="Pictures/10000001000004350000020F281A9853.png" manifest:media-type="image/png"/>
  <manifest:file-entry manifest:full-path="Pictures/100000010000024000000140A60A3D8B.png" manifest:media-type="image/png"/>
  <manifest:file-entry manifest:full-path="Pictures/10000001000003F9000003159B87D153.png" manifest:media-type="image/png"/>
  <manifest:file-entry manifest:full-path="Pictures/100000010000024000000140AABBC5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087" officeooo:paragraph-rsid="001880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<draw:frame draw:style-name="fr1" draw:name="Image1" text:anchor-type="char" svg:x="0.2528in" svg:y="0.1543in" svg:width="6in" svg:height="3.3335in" draw:z-index="0"><draw:image xlink:href="Pictures/100000010000024000000140AABBC557.png" xlink:type="simple" xlink:show="embed" xlink:actuate="onLoad" draw:mime-type="image/png"/></draw:frame><draw:frame draw:style-name="fr1" draw:name="Image2" text:anchor-type="char" svg:x="0.1693in" svg:y="3.6772in" svg:width="6in" svg:height="3.3335in" draw:z-index="1"><draw:image xlink:href="Pictures/100000010000024000000140A60A3D8B.png" xlink:type="simple" xlink:show="embed" xlink:actuate="onLoad" draw:mime-type="image/png"/></draw:frame>A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2" draw:name="Image3" text:anchor-type="char" svg:width="6.6929in" svg:height="3.2752in" draw:z-index="2"><draw:image xlink:href="Pictures/10000001000004350000020F281A9853.png" xlink:type="simple" xlink:show="embed" xlink:actuate="onLoad" draw:mime-type="image/png"/></draw:frame><draw:frame draw:style-name="fr1" draw:name="Image4" text:anchor-type="char" svg:x="0.0209in" svg:y="4.052in" svg:width="6.6929in" svg:height="3.2752in" draw:z-index="3"><draw:image xlink:href="Pictures/10000001000004350000020F3E9FDD35.png" xlink:type="simple" xlink:show="embed" xlink:actuate="onLoad" draw:mime-type="image/png"/></draw:frame>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5" text:anchor-type="char" svg:width="6.6929in" svg:height="4.9028in" draw:z-index="4"><draw:image xlink:href="Pictures/100000010000043500000315ED62A2D1.png" xlink:type="simple" xlink:show="embed" xlink:actuate="onLoad" draw:mime-type="image/png"/></draw:frame><draw:frame draw:style-name="fr2" draw:name="Image6" text:anchor-type="char" svg:width="6.6929in" svg:height="5.1925in" draw:z-index="5"><draw:image xlink:href="Pictures/10000001000003F9000003154533DB2D.png" xlink:type="simple" xlink:show="embed" xlink:actuate="onLoad" draw:mime-type="image/png"/></draw:frame><draw:frame draw:style-name="fr1" draw:name="Image7" text:anchor-type="char" svg:x="-0.0728in" svg:y="5.6874in" svg:width="6.6929in" svg:height="5.1925in" draw:z-index="6"><draw:image xlink:href="Pictures/10000001000003F900000315DFA69452.png" xlink:type="simple" xlink:show="embed" xlink:actuate="onLoad" draw:mime-type="image/png"/></draw:frame>a</text:p>
      <text:p text:style-name="P1"><draw:frame draw:style-name="fr2" draw:name="Image8" text:anchor-type="char" svg:width="6.6929in" svg:height="5.1925in" draw:z-index="7"><draw:image xlink:href="Pictures/10000001000003F9000003159B87D153.png" xlink:type="simple" xlink:show="embed" xlink:actuate="onLoad" draw:mime-type="image/png"/></draw:frame><draw:frame draw:style-name="fr1" draw:name="Image9" text:anchor-type="char" svg:x="0.0835in" svg:y="5.7134in" svg:width="6.6929in" svg:height="5.1925in" draw:z-index="8"><draw:image xlink:href="Pictures/10000001000003F900000315A879797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15:19:47.768891270</meta:creation-date>
    <dc:date>2025-03-19T15:57:48.087793450</dc:date>
    <meta:editing-duration>PT38M2S</meta:editing-duration>
    <meta:editing-cycles>1</meta:editing-cycles>
    <meta:document-statistic meta:table-count="0" meta:image-count="9" meta:object-count="0" meta:page-count="4" meta:paragraph-count="3" meta:word-count="3" meta:character-count="4" meta:non-whitespace-character-count="3"/>
    <meta:generator>LibreOffice/24.2.7.2$Linux_X86_64 LibreOffice_project/420$Build-2</meta:generator>
  </office:meta>
</office:document-meta>
</file>